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ostExtensionImpl.hasPost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ostExtensionImpl.contains( String fullJav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ostExtensionImpl.lookAfterPreAndPost( JamClassLoader jamLoader , XmlObject l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ePostExtensionImpl.getHandlerNameForJava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ostExtensionImpl.getStatic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ostExtensionImpl.initParamPrePost( JamClassLoader jam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PostExtensionImpl.hasNameSetIntersection( PrePostExtensionImpl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PostExtensionImpl.newInstance( JamClassLoader jamLoader , NameSet xbeanSet , Extensionconfig . PrePostSet prePostX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ePostExtensionImpl.hasP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ostExtensionImpl.get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